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d5cb" officeooo:paragraph-rsid="000cd5cb"/>
    </style:style>
    <style:style style:name="P2" style:family="paragraph" style:parent-style-name="Standard">
      <style:text-properties fo:font-weight="bold" officeooo:rsid="0015fc3a" officeooo:paragraph-rsid="0015fc3a" style:font-weight-asian="bold" style:font-weight-complex="bold"/>
    </style:style>
    <style:style style:name="P3" style:family="paragraph" style:parent-style-name="Text_20_body">
      <style:text-properties officeooo:rsid="000cd5cb" officeooo:paragraph-rsid="000cd5cb"/>
    </style:style>
    <style:style style:name="P4" style:family="paragraph" style:parent-style-name="Text_20_body">
      <style:text-properties officeooo:paragraph-rsid="000cd5cb"/>
    </style:style>
    <style:style style:name="P5" style:family="paragraph" style:parent-style-name="Text_20_body">
      <style:text-properties officeooo:rsid="000e974e" officeooo:paragraph-rsid="000e974e"/>
    </style:style>
    <style:style style:name="P6" style:family="paragraph" style:parent-style-name="Text_20_body">
      <style:text-properties fo:font-weight="bold" officeooo:rsid="000cd5cb" officeooo:paragraph-rsid="000cd5cb" style:font-weight-asian="bold" style:font-weight-complex="bold"/>
    </style:style>
    <style:style style:name="P7" style:family="paragraph" style:parent-style-name="Text_20_body">
      <style:text-properties fo:font-weight="bold" officeooo:rsid="000fda6f" officeooo:paragraph-rsid="000fda6f" style:font-weight-asian="bold" style:font-weight-complex="bold"/>
    </style:style>
    <style:style style:name="P8" style:family="paragraph" style:parent-style-name="Text_20_body">
      <style:text-properties fo:font-weight="bold" officeooo:rsid="0012bbd0" officeooo:paragraph-rsid="0012bbd0" style:font-weight-asian="bold" style:font-weight-complex="bold"/>
    </style:style>
    <style:style style:name="P9" style:family="paragraph" style:parent-style-name="Text_20_body">
      <style:text-properties fo:font-weight="bold" officeooo:rsid="000e974e" officeooo:paragraph-rsid="000e974e" style:font-weight-asian="bold" style:font-weight-complex="bold"/>
    </style:style>
    <style:style style:name="P10" style:family="paragraph" style:parent-style-name="Text_20_body">
      <style:text-properties fo:font-weight="bold" officeooo:rsid="0014aded" officeooo:paragraph-rsid="0014aded" style:font-weight-asian="bold" style:font-weight-complex="bold"/>
    </style:style>
    <style:style style:name="P11" style:family="paragraph" style:parent-style-name="Preformatted_20_Text">
      <style:paragraph-properties fo:margin-top="0in" fo:margin-bottom="0.1965in" loext:contextual-spacing="false"/>
    </style:style>
    <style:style style:name="P12" style:family="paragraph" style:parent-style-name="Preformatted_20_Text">
      <style:paragraph-properties fo:margin-top="0in" fo:margin-bottom="0.1965in" loext:contextual-spacing="false"/>
      <style:text-properties officeooo:paragraph-rsid="000e974e"/>
    </style:style>
    <style:style style:name="P13" style:family="paragraph" style:parent-style-name="Preformatted_20_Text">
      <style:paragraph-properties fo:margin-top="0in" fo:margin-bottom="0.1965in" loext:contextual-spacing="false"/>
      <style:text-properties fo:font-weight="bold" officeooo:rsid="000e974e" officeooo:paragraph-rsid="000e974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8093" style:font-weight-asian="bold" style:font-weight-complex="bold"/>
    </style:style>
    <style:style style:name="T3" style:family="text">
      <style:text-properties officeooo:rsid="001180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a : Mohamad Rizki Hanif</text:p>
      <text:p text:style-name="P1">Quis Pemrograman Berorintasi Objek</text:p>
      <text:p text:style-name="P1"/>
      <text:p text:style-name="P1"/>
      <text:p text:style-name="P3"><text:bookmark text:name="yui_3_17_2_2_1571881526641_131"/>1. Declare an array of integers containing the first five prime numbers.</text:p>
      <text:p text:style-name="P6">Jawaban : </text:p>
      <text:p text:style-name="P6">int[] arr = {2,3,5,7,11};</text:p>
      <text:p text:style-name="P6"/>
      <text:p text:style-name="Text_20_body">2. Assume the array primes has been initialized as described in question 1. What does it contain after executing the following loop?</text:p>
      <text:p text:style-name="Preformatted_20_Text"><text:bookmark-start text:name="__DdeLink__4_2077880933"/>for (int i = 0; i &lt; 2; i++)</text:p>
      <text:p text:style-name="Preformatted_20_Text">{</text:p>
      <text:p text:style-name="Preformatted_20_Text"><text:s text:c="8"/>primes[4 - i] = primes[i];</text:p>
      <text:p text:style-name="P11">}<text:bookmark-end text:name="__DdeLink__4_2077880933"/></text:p>
      <text:p text:style-name="P13">Jawaban : </text:p>
      <text:p text:style-name="P13">{2,3,5,3,2};</text:p>
      <text:p text:style-name="P13"/>
      <text:p text:style-name="Text_20_body">3.Assume the array primes has been initialized as described in question 1. What does it contain after executing the following loop?</text:p>
      <text:p text:style-name="Preformatted_20_Text"><text:bookmark text:name="yui_3_17_2_2_1571881526641_135"/>for (int i = 0; i &lt; 5; i++)</text:p>
      <text:p text:style-name="Preformatted_20_Text">{</text:p>
      <text:p text:style-name="Preformatted_20_Text"><text:s text:c="8"/>primes[i]++;</text:p>
      <text:p text:style-name="P11">}</text:p>
      <text:p text:style-name="P13">Jawaban : </text:p>
      <text:p text:style-name="P13">{3,4,6,8,12};</text:p>
      <text:p text:style-name="P13"/>
      <text:p text:style-name="P12">4. Given the declaration</text:p>
      <text:p text:style-name="P11">int[] values = new int[10];</text:p>
      <text:p text:style-name="Text_20_body">write statements to put the integer 10 into the elements of the array values with the lowest and the highest valid index.</text:p>
      <text:p text:style-name="P10">Jawaban :</text:p>
      <text:p text:style-name="P9">Value = [<text:span text:style-name="T3">0</text:span>] <text:span text:style-name="T3">= 10;</text:span></text:p>
      <text:p text:style-name="P5"><text:span text:style-name="T1">value = [</text:span><text:span text:style-name="T2">10</text:span><text:span text:style-name="T1">] </text:span><text:span text:style-name="T2">= 10;</text:span></text:p>
      <text:p text:style-name="P5"><text:span text:style-name="T2"/></text:p>
      <text:p text:style-name="Text_20_body">5. Declare an array called words that can hold ten elements of type String .</text:p>
      <text:p text:style-name="P9">Jawaban : </text:p>
      <text:p text:style-name="P9"><text:soft-page-break/>String [] = new String[10];</text:p>
      <text:p text:style-name="P9"/>
      <text:p text:style-name="Text_20_body">6. Declare an array containing two strings, "Yes" , and "No" .</text:p>
      <text:p text:style-name="P9">Jawaban : </text:p>
      <text:p text:style-name="P9">String[] words = {“Yes”, “No”};</text:p>
      <text:p text:style-name="P9"/>
      <text:p text:style-name="Text_20_body">7. Write enhanced for loops for the following tasks.</text:p>
      <text:p text:style-name="Text_20_body">a. Printing all elements of an array in a single row, separated by spaces.</text:p>
      <text:p text:style-name="P7">Jawaban : </text:p>
      <text:p text:style-name="P7">for (int I = 0; I &lt; n; i++);</text:p>
      <text:p text:style-name="P7">System.out.print ( i+ “ ”);</text:p>
      <text:p text:style-name="P7"/>
      <text:p text:style-name="P4">b. Computing the maximum of all elements in an array.</text:p>
      <text:p text:style-name="P8">Jawaban : </text:p>
      <text:p text:style-name="P8">int i;</text:p>
      <text:p text:style-name="P8">int max = arr[0];</text:p>
      <text:p text:style-name="P8">for (i=1; i &lt; arr.length; i++){</text:p>
      <text:p text:style-name="P8"><text:tab/>if (arr[i] &gt; max){</text:p>
      <text:p text:style-name="P8"><text:tab/><text:tab/>max=arr[i]<text:tab/><text:tab/></text:p>
      <text:p text:style-name="P8"><text:tab/>}</text:p>
      <text:p text:style-name="P8"><text:tab/>return max;</text:p>
      <text:p text:style-name="P8">}</text:p>
      <text:p text:style-name="P4">c. Counting how many elements in an array are negative.</text:p>
      <text:p text:style-name="P2">Jawaban :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09:05:22.015816120</meta:creation-date>
    <dc:date>2019-10-24T09:52:47.898558540</dc:date>
    <meta:editing-duration>PT25M2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48" meta:word-count="272" meta:character-count="1439" meta:non-whitespace-character-count="1185"/>
  </office:meta>
</office:document-meta>
</file>